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18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4.42cm"/>
    </style:style>
    <style:style style:name="co9" style:family="table-column">
      <style:table-column-properties fo:break-before="auto" style:column-width="3.9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99ccff" fo:border="0.06pt solid #000000"/>
    </style:style>
    <style:style style:name="ce3" style:family="table-cell" style:parent-style-name="Default">
      <style:table-cell-properties fo:background-color="#0047ff" fo:border="0.06pt solid #000000"/>
    </style:style>
    <style:style style:name="ce4" style:family="table-cell" style:parent-style-name="Default">
      <style:table-cell-properties fo:background-color="#9966cc" fo:border="0.06pt solid #000000"/>
    </style:style>
    <style:style style:name="ce5" style:family="table-cell" style:parent-style-name="Default">
      <style:table-cell-properties fo:background-color="#cfe7f5" fo:border="0.06pt solid #000000"/>
    </style:style>
    <style:style style:name="ce6" style:family="table-cell" style:parent-style-name="Default" style:data-style-name="N11">
      <style:table-cell-properties fo:background-color="#cfe7f5" fo:border="0.06pt solid #000000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ackground-color="#ffffff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88cm" svg:height="9.005cm" svg:x="6.28cm" svg:y="7.863cm">
            <draw:object draw:notify-on-update-of-ranges="Hoja1.F1:Hoja1.F2 Hoja1.F3:Hoja1.F16 Hoja1.G1:Hoja1.G2 Hoja1.G3:Hoja1.G16 Hoja1.H1:Hoja1.H2 Hoja1.H3:Hoja1.H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5cm" svg:height="9.018cm" svg:x="25.034cm" svg:y="10.806cm">
            <draw:object draw:notify-on-update-of-ranges="Hoja1.L2:Hoja1.L4 Hoja1.M1:Hoja1.M1 Hoja1.M2:Hoja1.M4 Hoja1.N1:Hoja1.N1 Hoja1.N2:Hoja1.N4 Hoja1.O1:Hoja1.O1 Hoja1.O2:Hoja1.O4 Hoja1.P1:Hoja1.P1 Hoja1.P2:Hoja1.P4 Hoja1.Q1:Hoja1.Q1 Hoja1.Q2:Hoja1.Q4 Hoja1.R1:Hoja1.R1 Hoja1.R2:Hoja1.R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3.271cm" svg:height="7.764cm" svg:x="25.991cm" svg:y="2.428cm">
            <draw:object draw:notify-on-update-of-ranges="Hoja1.M1:Hoja1.R1 Hoja1.L5:Hoja1.L5 Hoja1.M5:Hoja1.R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number-columns-repeated="7" table:default-cell-style-name="Default"/>
        <table:table-row table:style-name="ro1">
          <table:table-cell table:style-name="ce1"/>
          <table:table-cell table:style-name="ce4" office:value-type="string" calcext:value-type="string">
            <text:p>Febrero</text:p>
          </table:table-cell>
          <table:table-cell table:style-name="ce4" office:value-type="string" calcext:value-type="string">
            <text:p>Marzo</text:p>
          </table:table-cell>
          <table:table-cell table:style-name="ce4" office:value-type="string" calcext:value-type="string">
            <text:p>Abril</text:p>
          </table:table-cell>
          <table:table-cell table:style-name="ce4" office:value-type="string" calcext:value-type="string">
            <text:p>Mayo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stimadas</text:p>
          </table:table-cell>
          <table:table-cell table:style-name="ce4" office:value-type="string" calcext:value-type="string">
            <text:p>Estimadas con corrección</text:p>
          </table:table-cell>
          <table:table-cell table:style-name="ce4" office:value-type="string" calcext:value-type="string">
            <text:p>Porcentaje completado</text:p>
          </table:table-cell>
          <table:table-cell table:number-columns-repeated="2"/>
          <table:table-cell table:style-name="ce8"/>
          <table:table-cell table:style-name="ce4" office:value-type="string" calcext:value-type="string">
            <text:p>Alejandro</text:p>
          </table:table-cell>
          <table:table-cell table:style-name="ce4" office:value-type="string" calcext:value-type="string">
            <text:p>Daniel </text:p>
          </table:table-cell>
          <table:table-cell table:style-name="ce4" office:value-type="string" calcext:value-type="string">
            <text:p>Héctor</text:p>
          </table:table-cell>
          <table:table-cell table:style-name="ce4" office:value-type="string" calcext:value-type="string">
            <text:p>Javier</text:p>
          </table:table-cell>
          <table:table-cell table:style-name="ce4" office:value-type="string" calcext:value-type="string">
            <text:p>Alberto</text:p>
          </table:table-cell>
          <table:table-cell table:style-name="ce4" office:value-type="string" calcext:value-type="string">
            <text:p>Simón</text:p>
          </table:table-cell>
        </table:table-row>
        <table:table-row table:style-name="ro2">
          <table:table-cell table:style-name="ce2"/>
          <table:table-cell table:style-name="ce5" table:number-columns-repeated="8"/>
          <table:table-cell table:number-columns-repeated="2"/>
          <table:table-cell table:style-name="ce4" office:value-type="string" calcext:value-type="string">
            <text:p>Febrer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</table:table-row>
        <table:table-row table:style-name="ro2">
          <table:table-cell table:style-name="ce2" office:value-type="string" calcext:value-type="string">
            <text:p>Lanzamiento de proyecto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formula="of:=SUM([.B3:.E3])" office:value-type="float" office:value="86" calcext:value-type="float">
            <text:p>86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44" calcext:value-type="float">
            <text:p>144</text:p>
          </table:table-cell>
          <table:table-cell table:style-name="ce6" office:value-type="percentage" office:value="1" calcext:value-type="percentage">
            <text:p>100,00%</text:p>
          </table:table-cell>
          <table:table-cell table:style-name="ce7"/>
          <table:table-cell/>
          <table:table-cell table:style-name="ce4" office:value-type="string" calcext:value-type="string">
            <text:p>Marzo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1" calcext:value-type="float">
            <text:p>21</text:p>
          </table:table-cell>
        </table:table-row>
        <table:table-row table:style-name="ro2">
          <table:table-cell table:style-name="ce2"/>
          <table:table-cell table:style-name="ce5" table:number-columns-repeated="4"/>
          <table:table-cell table:style-name="ce5" table:formula="of:=SUM([.B4:.E4]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7"/>
          <table:table-cell/>
          <table:table-cell table:style-name="ce4" office:value-type="string" calcext:value-type="string">
            <text:p>Abril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</table:table-row>
        <table:table-row table:style-name="ro2">
          <table:table-cell table:style-name="ce2" office:value-type="string" calcext:value-type="string">
            <text:p>Implementación vist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style-name="ce5" table:formula="of:=SUM([.B5:.E5])" office:value-type="float" office:value="24" calcext:value-type="float">
            <text:p>2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9" calcext:value-type="float">
            <text:p>19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2"/>
          <table:table-cell table:style-name="ce4" office:value-type="string" calcext:value-type="string">
            <text:p>Total</text:p>
          </table:table-cell>
          <table:table-cell table:style-name="ce2" table:formula="of:=SUM([.M2:.M4])" office:value-type="float" office:value="40" calcext:value-type="float">
            <text:p>40</text:p>
          </table:table-cell>
          <table:table-cell table:style-name="ce2" table:formula="of:=SUM([.N2:.N4])" office:value-type="float" office:value="56" calcext:value-type="float">
            <text:p>56</text:p>
          </table:table-cell>
          <table:table-cell table:style-name="ce2" table:formula="of:=SUM([.O2:.O4])" office:value-type="float" office:value="45" calcext:value-type="float">
            <text:p>45</text:p>
          </table:table-cell>
          <table:table-cell table:style-name="ce2" table:formula="of:=SUM([.P2:.P4])" office:value-type="float" office:value="49" calcext:value-type="float">
            <text:p>49</text:p>
          </table:table-cell>
          <table:table-cell table:style-name="ce2" table:formula="of:=SUM([.Q2:.Q4])" office:value-type="float" office:value="38" calcext:value-type="float">
            <text:p>38</text:p>
          </table:table-cell>
          <table:table-cell table:style-name="ce2" table:formula="of:=SUM([.R2:.R4])" office:value-type="float" office:value="49" calcext:value-type="float">
            <text:p>49</text:p>
          </table:table-cell>
        </table:table-row>
        <table:table-row table:style-name="ro2">
          <table:table-cell table:style-name="ce2" office:value-type="string" calcext:value-type="string">
            <text:p>Implementación modelo y controlador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table:formula="of:=SUM([.B6:.E6])" office:value-type="float" office:value="28" calcext:value-type="float">
            <text:p>2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48" calcext:value-type="float">
            <text:p>48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Población B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table:formula="of:=SUM([.B7:.E7])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Documentación técnica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table:formula="of:=SUM([.B8:.E8])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Documentación guía de usuario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table:formula="of:=SUM([.B9:.E9])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Prueba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table:formula="of:=SUM([.B10:.E10])" office:value-type="float" office:value="15" calcext:value-type="float">
            <text:p>1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2" calcext:value-type="float">
            <text:p>32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9"/>
        </table:table-row>
        <table:table-row table:style-name="ro2">
          <table:table-cell table:style-name="ce2"/>
          <table:table-cell table:style-name="ce5" table:number-columns-repeated="4"/>
          <table:table-cell table:style-name="ce5" table:formula="of:=SUM([.B11:.E11]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2"/>
          <table:table-cell table:style-name="ce5" table:number-columns-repeated="4"/>
          <table:table-cell table:style-name="ce5" table:formula="of:=SUM([.B12:.E12])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2" office:value-type="string" calcext:value-type="string">
            <text:p>Reunione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1" calcext:value-type="float">
            <text:p>21</text:p>
          </table:table-cell>
          <table:table-cell table:style-name="ce5"/>
          <table:table-cell table:style-name="ce5" table:formula="of:=SUM([.B13:.E13])" office:value-type="float" office:value="29" calcext:value-type="float">
            <text:p>29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2" office:value-type="string" calcext:value-type="string">
            <text:p>Aprendizaje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table:formula="of:=SUM([.B14:.E14])" office:value-type="float" office:value="27" calcext:value-type="float">
            <text:p>27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2" office:value-type="string" calcext:value-type="string">
            <text:p>Otros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table:formula="of:=SUM([.B15:.E15])" office:value-type="float" office:value="43" calcext:value-type="float">
            <text:p>43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9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3" table:number-columns-repeated="4"/>
          <table:table-cell table:style-name="ce3" table:formula="of:=SUM([.F3:.F15])" office:value-type="float" office:value="274" calcext:value-type="float">
            <text:p>274</text:p>
          </table:table-cell>
          <table:table-cell table:style-name="ce3" table:formula="of:=SUM([.G3:.G15])*1.27" office:value-type="float" office:value="212.09" calcext:value-type="float">
            <text:p>212,09</text:p>
          </table:table-cell>
          <table:table-cell table:style-name="ce3" office:value-type="float" office:value="339" calcext:value-type="float">
            <text:p>339</text:p>
          </table:table-cell>
          <table:table-cell table:style-name="ce3"/>
          <table:table-cell table:number-columns-repeated="9"/>
        </table:table-row>
        <table:table-row table:style-name="ro2" table:number-rows-repeated="1048559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0/00/0000</text:date>, <text:time style:data-style-name="N2" text:time-value="0000-00-00T00:00:01.1312675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05-31T16:29:53.113947151</dc:date>
    <dc:creator>Alejandro </dc:creator>
    <meta:editing-duration>PT17M7S</meta:editing-duration>
    <meta:editing-cycles>6</meta:editing-cycles>
    <meta:document-statistic meta:table-count="1" meta:cell-count="12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legend chart:legend-position="end" svg:x="11.133cm" svg:y="3.706cm" style:legend-expansion="high" chart:style-name="ch2"/>
        <chart:plot-area chart:style-name="ch3" table:cell-range-address="Hoja1.F1:Hoja1.H16" chart:data-source-has-labels="row" svg:x="0.769cm" svg:y="0.855cm" svg:width="9.726cm" svg:height="7.551cm">
          <chartooo:coordinate-region svg:x="1.576cm" svg:y="1.055cm" svg:width="8.919cm" svg:height="6.7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F3:Hoja1.F16" chart:label-cell-address="Hoja1.F1:Hoja1.F2" chart:class="chart:bar">
            <chart:data-point chart:repeated="14"/>
          </chart:series>
          <chart:series chart:style-name="ch8" chart:values-cell-range-address="Hoja1.G3:Hoja1.G16" chart:label-cell-address="Hoja1.G1:Hoja1.G2" chart:class="chart:bar">
            <chart:data-point chart:repeated="14"/>
          </chart:series>
          <chart:series chart:style-name="ch9" chart:values-cell-range-address="Hoja1.H3:Hoja1.H16" chart:label-cell-address="Hoja1.H1:Hoja1.H2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text:list>
                  <text:list-item>
                    <text:p>Total</text:p>
                  </text:list-item>
                  <text:list-item>
                    <text:p/>
                  </text:list-item>
                </text:list>
                <draw:g>
                  <svg:desc>Hoja1.F1:Hoja1.F2</svg:desc>
                </draw:g>
              </table:table-cell>
              <table:table-cell office:value-type="string">
                <text:p>Estimadas</text:p>
                <text:list>
                  <text:list-item>
                    <text:p>Estimadas</text:p>
                  </text:list-item>
                  <text:list-item>
                    <text:p/>
                  </text:list-item>
                </text:list>
                <draw:g>
                  <svg:desc>Hoja1.G1:Hoja1.G2</svg:desc>
                </draw:g>
              </table:table-cell>
              <table:table-cell office:value-type="string">
                <text:p>Estimadas con corrección</text:p>
                <text:list>
                  <text:list-item>
                    <text:p>Estimadas con corrección</text:p>
                  </text:list-item>
                  <text:list-item>
                    <text:p/>
                  </text:list-item>
                </text:list>
                <draw:g>
                  <svg:desc>Hoja1.H1:Hoja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">
                <text:p>86</text:p>
                <draw:g>
                  <svg:desc>Hoja1.F3:Hoja1.F16</svg:desc>
                </draw:g>
              </table:table-cell>
              <table:table-cell office:value-type="float" office:value="90">
                <text:p>90</text:p>
                <draw:g>
                  <svg:desc>Hoja1.G3:Hoja1.G16</svg:desc>
                </draw:g>
              </table:table-cell>
              <table:table-cell office:value-type="float" office:value="144">
                <text:p>144</text:p>
                <draw:g>
                  <svg:desc>Hoja1.H3:Hoja1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4">
                <text:p>274</text:p>
              </table:table-cell>
              <table:table-cell office:value-type="float" office:value="212.09">
                <text:p>212.09</text:p>
              </table:table-cell>
              <table:table-cell office:value-type="float" office:value="339">
                <text:p>3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6cm" svg:height="9.019cm" xlink:href=".." xlink:type="simple" chart:class="chart:line" chart:style-name="ch1">
        <chart:legend chart:legend-position="end" svg:x="13.213cm" svg:y="2.965cm" style:legend-expansion="high" chart:style-name="ch2"/>
        <chart:plot-area chart:style-name="ch3" table:cell-range-address="Hoja1.L2:Hoja1.R4 Hoja1.M1:Hoja1.R1" chart:data-source-has-labels="both" svg:x="0.741cm" svg:y="0.857cm" svg:width="11.807cm" svg:height="7.558cm">
          <chartooo:coordinate-region svg:x="1.362cm" svg:y="1.056cm" svg:width="10.84cm" svg:height="6.712cm"/>
          <chart:axis chart:dimension="x" chart:name="primary-x" chart:style-name="ch4" chartooo:axis-type="auto">
            <chartooo:date-scale/>
            <chart:categories table:cell-range-address="Hoja1.L2:Hoja1.L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M2:Hoja1.M4" chart:label-cell-address="Hoja1.M1:Hoja1.M1" chart:class="chart:line">
            <chart:data-point chart:repeated="3"/>
          </chart:series>
          <chart:series chart:style-name="ch7" chart:values-cell-range-address="Hoja1.N2:Hoja1.N4" chart:label-cell-address="Hoja1.N1:Hoja1.N1" chart:class="chart:line">
            <chart:data-point chart:repeated="3"/>
          </chart:series>
          <chart:series chart:style-name="ch8" chart:values-cell-range-address="Hoja1.O2:Hoja1.O4" chart:label-cell-address="Hoja1.O1:Hoja1.O1" chart:class="chart:line">
            <chart:data-point chart:repeated="3"/>
          </chart:series>
          <chart:series chart:style-name="ch9" chart:values-cell-range-address="Hoja1.P2:Hoja1.P4" chart:label-cell-address="Hoja1.P1:Hoja1.P1" chart:class="chart:line">
            <chart:data-point chart:repeated="3"/>
          </chart:series>
          <chart:series chart:style-name="ch10" chart:values-cell-range-address="Hoja1.Q2:Hoja1.Q4" chart:label-cell-address="Hoja1.Q1:Hoja1.Q1" chart:class="chart:line">
            <chart:data-point chart:repeated="3"/>
          </chart:series>
          <chart:series chart:style-name="ch11" chart:values-cell-range-address="Hoja1.R2:Hoja1.R4" chart:label-cell-address="Hoja1.R1:Hoja1.R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jandro</text:p>
                <draw:g>
                  <svg:desc>Hoja1.M1:Hoja1.M1</svg:desc>
                </draw:g>
              </table:table-cell>
              <table:table-cell office:value-type="string">
                <text:p>Daniel </text:p>
                <draw:g>
                  <svg:desc>Hoja1.N1:Hoja1.N1</svg:desc>
                </draw:g>
              </table:table-cell>
              <table:table-cell office:value-type="string">
                <text:p>Héctor</text:p>
                <draw:g>
                  <svg:desc>Hoja1.O1:Hoja1.O1</svg:desc>
                </draw:g>
              </table:table-cell>
              <table:table-cell office:value-type="string">
                <text:p>Javier</text:p>
                <draw:g>
                  <svg:desc>Hoja1.P1:Hoja1.P1</svg:desc>
                </draw:g>
              </table:table-cell>
              <table:table-cell office:value-type="string">
                <text:p>Alberto</text:p>
                <draw:g>
                  <svg:desc>Hoja1.Q1:Hoja1.Q1</svg:desc>
                </draw:g>
              </table:table-cell>
              <table:table-cell office:value-type="string">
                <text:p>Simón</text:p>
                <draw:g>
                  <svg:desc>Hoja1.R1:Hoja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brero</text:p>
                <draw:g>
                  <svg:desc>Hoja1.L2:Hoja1.L4</svg:desc>
                </draw:g>
              </table:table-cell>
              <table:table-cell office:value-type="float" office:value="9">
                <text:p>9</text:p>
                <draw:g>
                  <svg:desc>Hoja1.M2:Hoja1.M4</svg:desc>
                </draw:g>
              </table:table-cell>
              <table:table-cell office:value-type="float" office:value="15">
                <text:p>15</text:p>
                <draw:g>
                  <svg:desc>Hoja1.N2:Hoja1.N4</svg:desc>
                </draw:g>
              </table:table-cell>
              <table:table-cell office:value-type="float" office:value="12">
                <text:p>12</text:p>
                <draw:g>
                  <svg:desc>Hoja1.O2:Hoja1.O4</svg:desc>
                </draw:g>
              </table:table-cell>
              <table:table-cell office:value-type="float" office:value="10">
                <text:p>10</text:p>
                <draw:g>
                  <svg:desc>Hoja1.P2:Hoja1.P4</svg:desc>
                </draw:g>
              </table:table-cell>
              <table:table-cell office:value-type="float" office:value="7">
                <text:p>7</text:p>
                <draw:g>
                  <svg:desc>Hoja1.Q2:Hoja1.Q4</svg:desc>
                </draw:g>
              </table:table-cell>
              <table:table-cell office:value-type="float" office:value="17">
                <text:p>17</text:p>
                <draw:g>
                  <svg:desc>Hoja1.R2:Hoja1.R4</svg:desc>
                </draw:g>
              </table:table-cell>
            </table:table-row>
            <table:table-row>
              <table:table-cell office:value-type="string">
                <text:p>Marzo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Abril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272cm" svg:height="7.765cm" xlink:href=".." xlink:type="simple" chart:class="chart:circle" chart:style-name="ch1">
        <chart:legend chart:legend-position="end" svg:x="11.088cm" svg:y="2.338cm" style:legend-expansion="high" chart:style-name="ch2"/>
        <chart:plot-area chart:style-name="ch3" table:cell-range-address="Hoja1.M1:Hoja1.R1 Hoja1.L5:Hoja1.R5" chart:data-source-has-labels="both" svg:x="2.169cm" svg:y="0.871cm" svg:width="6.755cm" svg:height="6.756cm">
          <chartooo:coordinate-region svg:x="2.169cm" svg:y="0.737cm" svg:width="6.755cm" svg:height="7.026cm"/>
          <chart:axis chart:dimension="x" chart:name="primary-x" chart:style-name="ch4" chartooo:axis-type="auto">
            <chartooo:date-scale/>
            <chart:categories table:cell-range-address="Hoja1.M1:Hoja1.R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M5:Hoja1.R5" chart:label-cell-address="Hoja1.L5:Hoja1.L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jandro</text:p>
                <draw:g>
                  <svg:desc>Hoja1.M1:Hoja1.R1</svg:desc>
                </draw:g>
              </table:table-cell>
              <table:table-cell office:value-type="string">
                <text:p>Daniel </text:p>
              </table:table-cell>
              <table:table-cell office:value-type="string">
                <text:p>Héctor</text:p>
              </table:table-cell>
              <table:table-cell office:value-type="string">
                <text:p>Javier</text:p>
              </table:table-cell>
              <table:table-cell office:value-type="string">
                <text:p>Alberto</text:p>
              </table:table-cell>
              <table:table-cell office:value-type="string">
                <text:p>Simón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Hoja1.L5:Hoja1.L5</svg:desc>
                </draw:g>
              </table:table-cell>
              <table:table-cell office:value-type="float" office:value="40">
                <text:p>40</text:p>
                <draw:g>
                  <svg:desc>Hoja1.M5:Hoja1.R5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38">
                <text:p>38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